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Table1" style:family="table">
      <style:table-properties style:width="6.6903in" table:align="left"/>
    </style:style>
    <style:style style:name="Table1.A" style:family="table-column">
      <style:table-column-properties style:column-width="0.9597in"/>
    </style:style>
    <style:style style:name="Table1.B" style:family="table-column">
      <style:table-column-properties style:column-width="1.6285in"/>
    </style:style>
    <style:style style:name="Table1.C" style:family="table-column">
      <style:table-column-properties style:column-width="1.4472in"/>
    </style:style>
    <style:style style:name="Table1.D" style:family="table-column">
      <style:table-column-properties style:column-width="1.3285in"/>
    </style:style>
    <style:style style:name="Table1.E" style:family="table-column">
      <style:table-column-properties style:column-width="1.3264in"/>
    </style:style>
    <style:style style:name="Table1.A1" style:family="table-cell">
      <style:table-cell-properties style:vertical-align="middle" fo:padding-left="0.075in" fo:padding-right="0.075in" fo:padding-top="0.0194in" fo:padding-bottom="0.0194in" fo:border="1pt solid #000000"/>
    </style:style>
    <style:style style:name="P1" style:family="paragraph" style:parent-style-name="Standard">
      <style:text-properties officeooo:rsid="000aadc6" officeooo:paragraph-rsid="000aadc6"/>
    </style:style>
    <style:style style:name="P2" style:family="paragraph" style:parent-style-name="Standard">
      <style:text-properties fo:font-weight="bold" officeooo:rsid="000aadc6" officeooo:paragraph-rsid="000aadc6" style:font-weight-asian="bold" style:font-weight-complex="bold"/>
    </style:style>
    <style:style style:name="P3" style:family="paragraph" style:parent-style-name="Standard">
      <style:text-properties fo:font-weight="normal" officeooo:rsid="000aadc6" officeooo:paragraph-rsid="000aadc6" style:font-weight-asian="normal" style:font-weight-complex="normal"/>
    </style:style>
    <style:style style:name="P4" style:family="paragraph" style:parent-style-name="Table_20_Contents">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style:font-size-asian="11pt" style:font-size-complex="11pt"/>
    </style:style>
    <style:style style:name="P5" style:family="paragraph" style:parent-style-name="Table_20_Contents">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font-name="Times New Roman" fo:font-size="11pt" fo:font-style="normal" style:text-underline-style="none" fo:font-weight="bold" officeooo:rsid="000aadc6" officeooo:paragraph-rsid="000aadc6" style:text-blinking="false" style:font-size-asian="11pt" style:font-size-complex="11pt"/>
    </style:style>
    <style:style style:name="P6" style:family="paragraph" style:parent-style-name="Table_20_Contents">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font-size-asian="11pt" style:font-size-complex="11pt"/>
    </style:style>
    <style:style style:name="P7" style:family="paragraph" style:parent-style-name="Table_20_Contents">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font-size-asian="11pt" style:font-size-complex="11pt"/>
    </style:style>
    <style:style style:name="P8" style:family="paragraph" style:parent-style-name="Table_20_Contents">
      <style:paragraph-properties fo:margin-left="0in" fo:margin-right="0in" fo:margin-top="0in" fo:margin-bottom="0in" style:contextual-spacing="false" fo:line-height="100%" fo:text-align="start" style:justify-single-word="false" fo:orphans="2" fo:widows="2" fo:text-indent="0.4929in" style:auto-text-indent="false" fo:padding="0in" fo:border="none"/>
      <style:text-properties fo:font-variant="normal" fo:text-transform="none" fo:color="#000000" loext:opacity="100%" style:text-line-through-style="none" style:text-line-through-type="none" fo:font-size="11pt" style:text-underline-style="none" style:text-blinking="false" style:font-size-asian="11pt" style:font-size-complex="11pt"/>
    </style:style>
    <style:style style:name="P9" style:family="paragraph" style:parent-style-name="Table_20_Contents">
      <style:paragraph-properties fo:margin-left="0in" fo:margin-right="0in" fo:margin-top="0in" fo:margin-bottom="0in" style:contextual-spacing="false" fo:line-height="100%" fo:text-align="center" style:justify-single-word="false" fo:orphans="2" fo:widows="2" fo:text-indent="0.4929in" style:auto-text-indent="false" fo:padding="0in" fo:border="none"/>
      <style:text-properties fo:font-variant="normal" fo:text-transform="none" fo:color="#000000" loext:opacity="100%" style:text-line-through-style="none" style:text-line-through-type="none" fo:font-size="11pt" style:text-underline-style="none" style:text-blinking="false" style:font-size-asian="11pt" style:font-size-complex="11pt"/>
    </style:style>
    <style:style style:name="P10" style:family="paragraph" style:parent-style-name="Table_20_Contents">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color="#000000" loext:opacity="100%" style:font-name="Calibri" fo:font-size="11pt" style:font-size-asian="11pt" style:font-size-complex="11pt"/>
    </style:style>
    <style:style style:name="P11" style:family="paragraph" style:parent-style-name="Table_20_Contents">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color="#000000" loext:opacity="100%" style:font-name="Times New Roman" fo:font-size="11pt" fo:font-weight="normal" style:font-size-asian="11pt" style:font-size-complex="11pt"/>
    </style:style>
    <style:style style:name="P12" style:family="paragraph" style:parent-style-name="Text_20_body">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0aadc6" officeooo:paragraph-rsid="000aadc6" style:text-blinking="false"/>
    </style:style>
    <style:style style:name="P13" style:family="paragraph" style:parent-style-name="Text_20_body">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style:font-name="Calibri" fo:font-size="11pt" fo:letter-spacing="normal" fo:font-style="normal" fo:font-weight="normal"/>
    </style:style>
    <style:style style:name="P14" style:family="paragraph" style:parent-style-name="Text_20_body">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fo:letter-spacing="normal"/>
    </style:style>
    <style:style style:name="T1" style:family="text">
      <style:text-properties fo:font-weight="bold" style:font-weight-asian="bold" style:font-weight-complex="bold"/>
    </style:style>
    <style:style style:name="T2" style:family="text">
      <style:text-properties fo:font-variant="normal" fo:text-transform="none" style:text-line-through-style="none" style:text-line-through-type="none" style:font-name="Times New Roman" fo:font-style="normal" style:text-underline-style="none" fo:font-weight="normal" style:text-blinking="false"/>
    </style:style>
    <style:style style:name="T3" style:family="text">
      <style:text-properties fo:font-variant="normal" fo:text-transform="none" style:text-line-through-style="none" style:text-line-through-type="none" style:font-name="Times New Roman" fo:font-style="normal" style:text-underline-style="none" fo:font-weight="normal" officeooo:rsid="000aadc6" style:text-blinking="false"/>
    </style:style>
    <style:style style:name="T4" style:family="text">
      <style:text-properties fo:font-variant="normal" fo:text-transform="none" style:text-line-through-style="none" style:text-line-through-type="none" style:text-underline-style="none" style:text-blinking="false"/>
    </style:style>
    <style:style style:name="T5" style:family="text">
      <style:text-properties style:text-line-through-style="none" style:text-line-through-type="none" style:text-underline-style="none" style:text-blinking="false"/>
    </style:style>
    <style:style style:name="T6" style:family="text">
      <style:text-properties style:text-line-through-style="none" style:text-line-through-type="none" style:font-name="Times New Roman" fo:font-size="14pt" style:text-underline-style="none" style:text-blinking="false"/>
    </style:style>
    <style:style style:name="T7" style:family="text">
      <style:text-properties style:text-line-through-style="none" style:text-line-through-type="none" style:font-name="Times New Roman" fo:font-size="14pt" fo:font-style="normal" style:text-underline-style="none" fo:font-weight="normal" style:text-blinking="false"/>
    </style:style>
    <style:style style:name="T8" style:family="text">
      <style:text-properties style:text-line-through-style="none" style:text-line-through-type="none" style:font-name="Times New Roman" fo:font-size="12pt" style:text-underline-style="none" style:text-blinking="false"/>
    </style:style>
    <style:style style:name="T9" style:family="text">
      <style:text-properties style:font-name="Times New Roman" fo:font-weight="bold"/>
    </style:style>
    <style:style style:name="T10" style:family="text">
      <style:text-properties style:font-name="Times New Roman" fo:font-weight="normal"/>
    </style:style>
    <style:style style:name="T11" style:family="text">
      <style:text-properties style:font-name="Times New Roman"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Кунгуров Макар 3181</text:p>
      <text:p text:style-name="P2"/>
      <text:p text:style-name="P2">Синквейн:</text:p>
      <text:p text:style-name="P3">Инклюзия</text:p>
      <text:p text:style-name="P3">Сложная но милая</text:p>
      <text:p text:style-name="P3">Прими, пойми и полюби</text:p>
      <text:p text:style-name="P3">Внимая всем на свете детям</text:p>
      <text:p text:style-name="P3">Любовь</text:p>
      <text:p text:style-name="P3"/>
      <text:p text:style-name="P2"/>
      <text:p text:style-name="P2">Таблица:</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558666520192">
          <table:table-cell table:style-name="Table1.A1" office:value-type="string">
            <text:p text:style-name="P4">Модель интеграции</text:p>
          </table:table-cell>
          <table:table-cell table:style-name="Table1.A1" office:value-type="string">
            <text:p text:style-name="P4">Общая характеристика</text:p>
          </table:table-cell>
          <table:table-cell table:style-name="Table1.A1" office:value-type="string">
            <text:p text:style-name="P4">Плюсы</text:p>
          </table:table-cell>
          <table:table-cell table:style-name="Table1.A1" office:value-type="string">
            <text:p text:style-name="P4">Минусы</text:p>
            <text:p text:style-name="P6"/>
          </table:table-cell>
          <table:table-cell table:style-name="Table1.A1" office:value-type="string">
            <text:p text:style-name="P5">Условия реализации</text:p>
          </table:table-cell>
        </table:table-row>
        <table:table-row table:style-name="TableLine94558666520192">
          <table:table-cell table:style-name="Table1.A1" office:value-type="string">
            <text:p text:style-name="P4">Полная инклюзия</text:p>
          </table:table-cell>
          <table:table-cell table:style-name="Table1.A1" office:value-type="string">
            <text:p text:style-name="P7">Посещение ребенком с ограниченными возможностями здоровья возрастной группы в режиме полного дня самостоятельно или с сопровождением. Ребенок занимается на всех занятиях совместно со сверстниками. При этом выбираются задания   различного уровня сложности, дополнительные игры и упражнения</text:p>
          </table:table-cell>
          <table:table-cell table:style-name="Table1.A1" office:value-type="string">
            <text:p text:style-name="P10"><text:span text:style-name="T9">- Адаптация   и интеграция в социум, </text:span></text:p>
            <text:p text:style-name="P10"><text:span text:style-name="T10">- </text:span><text:span text:style-name="T9">Общение детей  </text:span><text:span text:style-name="T2">с </text:span><text:span text:style-name="T3">ВОЗ</text:span><text:span text:style-name="T2"> нормально развивающимися сверстниками </text:span></text:p>
            <text:p text:style-name="P10"><text:span text:style-name="T10">- </text:span><text:span text:style-name="T9">Воспитание отзывчивости </text:span><text:span text:style-name="T2">у здоровых детей</text:span></text:p>
            <text:p text:style-name="P10"><text:span text:style-name="T10">- </text:span><text:span text:style-name="T9">Полноценное образование</text:span><text:span text:style-name="T4"> </text:span></text:p>
          </table:table-cell>
          <table:table-cell table:style-name="Table1.A1" office:value-type="string">
            <text:p text:style-name="P7">-Работа педагога с учащимися на уроке одновременно по двум программам, что не может не отразиться как качестве обучения;</text:p>
            <text:p text:style-name="P7">-Высокие требования к квалификации и уровню профессионализма учителя, который одновременно должен выступать в качестве педагога-дефектолога, а также хорошо владеть технологией дифференцированного обучения;</text:p>
            <text:p text:style-name="P7">-Трудности организации интегрированного обучения в основном звене, где функцию дефектолога должны взять на себя учителя-предметники.</text:p>
            <text:p text:style-name="P8"> </text:p>
          </table:table-cell>
          <table:table-cell table:style-name="Table1.A1" office:value-type="string">
            <text:p text:style-name="P10"><text:span text:style-name="T9">Правила комплектования групп / классов:  </text:span><text:span text:style-name="T2">дети с отклонением в развитии по 1-3 человека включаются в обычные группы детского сада или классы школы (где предполагает обучение ребенка с ОВЗ на равных с нормально развивающимися детьми в одних дошкольных группах, классах)</text:span></text:p>
            <text:p text:style-name="P9"> </text:p>
          </table:table-cell>
        </table:table-row>
        <table:table-row table:style-name="TableLine94558666520192">
          <table:table-cell table:style-name="Table1.A1" office:value-type="string">
            <text:p text:style-name="P4">Частичная <text:soft-page-break/>(временная)</text:p>
            <text:p text:style-name="P4">инклюзия</text:p>
          </table:table-cell>
          <table:table-cell table:style-name="Table1.A1" office:value-type="string">
            <text:p text:style-name="P7">Дети-инвалиды</text:p>
            <text:p text:style-name="P7"><text:soft-page-break/>совмещают индивидуальное обучение на дому с</text:p>
            <text:p text:style-name="P7">посещением общеобразовательного учреждения и</text:p>
            <text:p text:style-name="P7">обучаются по индивидуальным учебным планам,</text:p>
            <text:p text:style-name="P7">количество часов и предметы по включению детей-</text:p>
            <text:p text:style-name="P7">инвалидов в инклюзивное по согласованию с</text:p>
            <text:p text:style-name="P7">родителями (законными представителями). Т</text:p>
            <text:p text:style-name="P11">Учащиеся с ООП объединяются с нормально развивающимися детьми для проведения совместных мероприятий.</text:p>
            <text:p text:style-name="P9"> </text:p>
          </table:table-cell>
          <table:table-cell table:style-name="Table1.A1" office:value-type="string">
            <text:p text:style-name="P7">Все воспитанники <text:soft-page-break/>специальной группы или класса вне зависимости от достигнутого уровня развития объединяются со своими нормально развивающимися сверстниками не реже 2-х раз в месяц для проведения совместных мероприятий в основном воспитательного характера.</text:p>
            <text:p text:style-name="P7">- Учащиеся с ОВЗ обучаются совместно нормально развивающимися сверстниками на тех уроках и внеклассных мероприятиях, которые доступны им, а в оставшееся время они объединяются для работы по специальным коррекционным программам.   </text:p>
            <text:p text:style-name="P7">- Индивидуальный подход к обучению</text:p>
            <text:p text:style-name="P11">-Создание вариативной развивающей среды</text:p>
          </table:table-cell>
          <table:table-cell table:style-name="Table1.A1" office:value-type="string">
            <text:p text:style-name="P10"><text:span text:style-name="T10">- Отсутствие </text:span><text:soft-page-break/><text:span text:style-name="T10">квалифицированного персонала- воспитателей, учителей, психологов, дефектологов, логопедов, обученных для сопровождения детей с особыми потребностями</text:span><text:span text:style-name="T4"> </text:span></text:p>
            <text:p text:style-name="P10"><text:span text:style-name="T9">- </text:span><text:span text:style-name="T10">Стандартная программа обучения часто не позволяет некоторым детям с особыми потребностями продолжать образование с определенного этапа (не подходит и поэтому требует доработки и модернизации)</text:span></text:p>
          </table:table-cell>
          <table:table-cell table:style-name="Table1.A1" office:value-type="string">
            <text:p text:style-name="P10"><text:span text:style-name="T9">Данная модель </text:span><text:soft-page-break/><text:span text:style-name="T9">интеграции может быть реализована</text:span> <text:span text:style-name="T10">в ДОУ комбинированного вида, имеющих </text:span><text:span text:style-name="T11">специальные группы</text:span><text:span text:style-name="T10">, а также в массовых школах, в которых открыты </text:span><text:span text:style-name="T11">специальные классы</text:span><text:span text:style-name="T2">. </text:span></text:p>
          </table:table-cell>
        </table:table-row>
        <table:table-row table:style-name="TableLine94558666520192">
          <table:table-cell table:style-name="Table1.A1" office:value-type="string">
            <text:p text:style-name="P4">Эпизодическая инклюзия</text:p>
          </table:table-cell>
          <table:table-cell table:style-name="Table1.A1" office:value-type="string">
            <text:p text:style-name="P7">Это</text:p>
            <text:p text:style-name="P7">целенаправленная организация хотя бы</text:p>
            <text:p text:style-name="P7">минимального социального</text:p>
            <text:p text:style-name="P7">взаимодействия детей с выраженными</text:p>
            <text:p text:style-name="P7">нарушениями развития со сверстниками,</text:p>
            <text:p text:style-name="P7">преодоление тех объективных ограничений</text:p>
            <text:p text:style-name="P7">в социальном общении, которые создаются</text:p>
            <text:p text:style-name="P7"><text:soft-page-break/>в условиях специальных (коррекционных)</text:p>
            <text:p text:style-name="P7">учреждений.</text:p>
            <text:p text:style-name="P10"><text:span text:style-name="T10">Смыслом данной интеграции является целенаправленная организация хотя бы минимального социального взаимодействия детей с сочетанными нарушениями развития со сверстниками (праздники, конкурсы, выставки детских работ, кружки и т.д.) в рамках взаимодействия образовательных и межведомственных учреждений.</text:span><text:span text:style-name="T4"> </text:span></text:p>
            <text:p text:style-name="P10"><text:span text:style-name="T9">Эпизодическая интеграция </text:span><text:span text:style-name="T10">может быть </text:span><text:span text:style-name="T9">рекомендована </text:span><text:span text:style-name="T2">детям с более глубоким интеллектуальным нарушением, с отягощенной умственной отсталостью, либо имеющим выраженные расстройства поведения.</text:span></text:p>
          </table:table-cell>
          <table:table-cell table:style-name="Table1.A1" office:value-type="string">
            <text:p text:style-name="P10"><text:span text:style-name="T9">Эпизодическая инклюзия предполагает, </text:span><text:span text:style-name="T2">что воспитанники   специальных учреждений практически все время обучаясь отдельно, эпизодически объединяются с детьми из массовых учреждений на определенное время. Социальное </text:span><text:soft-page-break/><text:span text:style-name="T2">взаимодействие обеспечивается в :</text:span></text:p>
            <text:p text:style-name="P7">- лагерях отдыха</text:p>
            <text:p text:style-name="P7">- специально организованных походах, праздниках</text:p>
            <text:p text:style-name="P7">- конкурсах</text:p>
            <text:p text:style-name="P7">-при организации и проведении выставок детских работ</text:p>
            <text:p text:style-name="P7">-кружках и д.р. </text:p>
            <text:p text:style-name="P7">-Получение социальных и коммуникативных навыков детьми с особыми потребностями</text:p>
            <text:p text:style-name="P7">-Раскрытие ребенка с помощью индивидуальной образовательной программы</text:p>
            <text:p text:style-name="P10"><text:span text:style-name="T9">- </text:span><text:span text:style-name="T2">Индивидуальные коррекционно- развивающие занятия</text:span></text:p>
            <text:p text:style-name="P11">- Наличие специалиста сопровождения, (тьютора)</text:p>
          </table:table-cell>
          <table:table-cell table:style-name="Table1.A1" office:value-type="string">
            <text:p text:style-name="P7">- Архитектурная недоступность школ</text:p>
            <text:p text:style-name="P7">- Неготовность общества к принятию инвалидов</text:p>
            <text:p text:style-name="P7"><text:bookmark text:name="h.gjdgxs"/>- Недостаток профессиональных компетенций учителей и воспитателей в работе в инклюзивной среде </text:p>
            <text:p text:style-name="P11">- Отсутствие <text:soft-page-break/>достаточного финансирования</text:p>
          </table:table-cell>
          <table:table-cell table:style-name="Table1.A1" office:value-type="string">
            <text:p text:style-name="P7">Это модель инклюзии реализующаяся во внеурочной деятельности, где воспитанники специальных учреждений, объединяются с детьми из массовых учреждений на определенное время. Может осуществляться индивидуальное <text:soft-page-break/>обучение на дому.</text:p>
          </table:table-cell>
        </table:table-row>
      </table:table>
      <text:p text:style-name="Standard"/>
      <text:p text:style-name="Standard"/>
      <text:p text:style-name="P2">Эссе: </text:p>
      <text:p text:style-name="P12">Кто менее готов реализации инклюзивного образования: дети, родители, учителя, администрация?</text:p>
      <text:p text:style-name="P13"><text:span text:style-name="T6">Инклюзивное (франц. inclusif-включающий в себя, от лат.include-заключаю, включаю) или включенное образование- термин, который используется для описания процесса обучения детей с особыми потребностями в общеобразовательных учреждениях. Инклюзия означает полное включение детей с различными возможностями во все аспекты школьной жизни, в которых с удовольствием и радостью участвуют также все остальные школьники. Дети с разными образовательными возможностями и потребностями обучаются по одним программам в одной школе. Причем это не только дети с ограниченными возможностями здоровья, инвалиды. Это могут быть и талантливые дети, которые также для эффективного обучения нуждаются в особом подходе, и </text:span><text:soft-page-break/><text:span text:style-name="T6">молодые спортсмены, у которые нередко после сборов и соревнований возникает проблема адаптации в классе, и дети с особыми условиями жизни. Педагоги должны придерживаться закона об образовании, который гласит: необучаемых детей не бывает – кто на что способен, тому его и надо обучить. С моей точки зрения менее готовы к инклюзивному образованию родители детей с обеих сторон. Во всем мире инклюзия является нормой уже лет сорок. А мы к этому постепенно подошли только сейчас. В СССР общество было полярно: вот есть обычные люди, а есть инвалиды с их коррекционными школами и интернатами. Но ведь у детей с инвалидностью должны быть права, как у всех, они такие же, как мы. Даже в Конституции написано, что каждый ребенок может получать образование. Просто не было механизма претворения этого в жизнь. В последнее время люди с инвалидностью все чаще отстаивают свои права, началась борьба за полноценную жизнь. Винить родителей нельзя все барьеры в головах у взрослых, которые очень долго жили в мире без инвалидов, а инвалиды жили в другом мире. Показалось немного странным, что в эпоху интернета, когда информацию о любом предмете можно найти щелчком мышки, родители, озвучивают такие вопросы: а не заразны ли ДЦП, синдром Дауна и так далее. Если у ребенка есть онкология, нарушения речи, ДЦП родители думают, что их здоровый малыш может заразиться. Но это совершенно не заразные вещи. Эти особенности возникают в силу внутриутробного развития, определенных травм. Это генетика. Большую опасность представляют дети с кашлем и соплями, которых родители привели в детский сад. Благодаря инклюзии здоровый ребенок учится заботиться, оказывать внимание, активно развивает навыки коммуникации. Ребята помогают осваивать творческие навыки детям с инвалидностью, тем самым совершенствуются еще больше. Еще родители задают такой вопрос «Зачем вообще его учить, ведь он всё равно не станет полноценным человеком?» Бетховен был глухим, но это не мешало ему создавать гениальные произведения. Вспомните Билла Гейтса, который страдает аутизмом. Это не помешало ему создать такую огромную компанию, как Microsoft. Доказано: чем раньше ребенок войдет в общество обычных людей, тем больше шансов, что он станет полноценным членом общества. Например, в Европе детей с повышенными потребностями с детства погружают в обычную среду, и многим потом в школе снимают инвалидность. Чаще всего слышишь такой разговор «Наверное у ребенка родители курили и выпивали, раз он такой уродился?»  Такие дети могут рождаться у родителей, ведущих здоровый образ жизни. Это нельзя предугадать наверняка. А у мамы-наркоманки и алкоголички в одном лице может родиться абсолютно здоровый ребенок. А мамы детей с инвалидностью?</text:span><text:span text:style-name="T5"> </text:span><text:span text:style-name="T6">Они переживают, как примут их ребенка в коллективе, не будут ли обижать. Спрашивают, какие условия будут созданы. Родители детей с ОВЗ никогда спокойно не вздохнут – и никаким документом этого, к сожалению, не изменить</text:span><text:span text:style-name="T8">. </text:span><text:span text:style-name="T6">Не всегда родители «обычных детей» готовы к принятию «особенных детей». Поскольку они являются первыми и основными воспитателями, то практически невозможно сформировать толерантность у «обычного ребенка», если сами родители негативно относятся к воспитанию и </text:span><text:soft-page-break/><text:span text:style-name="T6">обучению своих детей вместе с детьми с ограниченными возможностями развития. Именно в семье ребенок получает свой первый опыт взаимодействия с людьми, здесь он учится общаться, терпеливо и бережно относиться к близким людям, осваивает различные приемы коммуникации, учится слушать и уважать мнение других. Зачастую у родителей «обычных детей» возникает тревога, что обучая «особенных детей», педагог меньше времени будет уделять их детям, они будут больше отвлекаться, не усваивая полноценно знания. Взрослые часто беспокоятся о том, что нахождение их детей с «особыми детьми» будет негативно влиять в целом на становление личности. В свою очередь у родителей «особенных детей» возникает страх за своего ребенка, связанный с отношением к нему сверстников и педагогов, с проблемами адаптации самого ребенка.</text:span></text:p>
      <text:p text:style-name="P14"><text:span text:style-name="T5"> </text:span><text:span text:style-name="T7">Инклюзия нужна для того, чтобы не было разделения. Когда люди видят человека на коляске на улице, то они начинают рассматривать его, глазеть, как на диковинную зверушку. Мы не умеем выстраивать коммуникацию с такими людьми. Благодаря инклюзии каждый ребенок реализует свое конституционное право на образование. Мы еще в самом начале пути и сделать нужно будет много чего. Родители детей должны понять, что инклюзия — это здорово и для их ребенка, тогда вопросов станет меньше.</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19:33:49.824694876</meta:creation-date>
    <dc:date>2022-05-11T19:47:43.635339511</dc:date>
    <meta:editing-duration>PT56S</meta:editing-duration>
    <meta:editing-cycles>1</meta:editing-cycles>
    <meta:document-statistic meta:table-count="1" meta:image-count="0" meta:object-count="0" meta:page-count="5" meta:paragraph-count="74" meta:word-count="1320" meta:character-count="9949" meta:non-whitespace-character-count="8672"/>
    <meta:generator>LibreOffice/7.3.2.2$Linux_X86_64 LibreOffice_project/30$Build-2</meta:generator>
  </office:meta>
</office:document-meta>
</file>